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7 SYNTHESIS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0 SYNTHESIS ; 42 ENERGY_BALL ; 45 ROAR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5 SYNTHESIS ; 48 ENERGY_BALL ; 50 ROAR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0 SYNTHESIS ; 53 ENERGY_BALL ; 55 ROAR ; 56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3 ROAR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1 ROAR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6 ROAR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0 WHIRLWIND ; 22 AIR_SLASH ; 25 MEGA_DRAIN ; 28 TWISTER ; 31 DREAM_EATER ; 33 INFESTATION ; 35 ENERGY_BALL ; 37 ROOST ; 39 AIR_CUTTER ; 41 AERIAL_ACE ; 44 HURRICANE ; 48 QUIVER_DANC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1 WHIRLWIND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5 ROAR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0 WHIRLWIND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45 WHIRLWIND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5 ROAR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5 ROAR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0 ROAR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0 ROAR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PERISH_SONG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PERISH_SONG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PERISH_SONG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8 WHIRLWIND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2 SYNTHESIS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3 TAKE_DOWN ; 45 SYNTHESIS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49 SYNTHESIS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2 SYNTHESIS ; 33 INFESTATION ; 35 DRAIN_PUNCH ; 36 GRASSY_TERRAIN ; 37 PLAY_ROUGH ; 40 PETAL_DANCE ; 42 RAZOR_LEAF ; 44 SLUDGE_WAVE ; 46 TAKE_DOWN ; 48 QUIVER_DANCE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1 SYNTHESIS ; 33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YNTHESIS ; 37 SCREECH ; 39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4 WHIRLWIND ; 46 ENERGY_BALL ; 48 QUIVER_DANCE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5 ROAR ; 47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5 ROAR ; 47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7 SUBMISSION ; 49 ROAR ; 51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4 ROAR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5 ROAR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5 ROAR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7 PERISH_SONG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39 SYNTHESIS ; 41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4 SYNTHESIS ; 46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7 SYNTHESIS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2 SYNTHESIS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8 ROAR ; 50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2 WHIRLWIND ; 44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1 WHIRLWIND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4 WHIRLWIND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3 PERISH_SONG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5 PERISH_SONG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2 PERISH_SONG ; 44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49 PERISH_SONG ; 51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2 PERISH_SONG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PERISH_SONG ; 58 DRAIN_PUNCH ; 59 GUNK_SHOT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2 DIG ; 44 IRON_TAIL ; 46 ROAR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4 DIG ; 46 IRON_TAIL ; 48 ROAR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49 DIG ; 51 IRON_TAIL ; 53 ROAR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4 SYNTHESIS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4 SYNTHESIS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0 PERISH_SONG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3 PERISH_SONG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1 ROAR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3 ROAR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ROAR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4 SLEEP_POWDER ; 36 SYNTHESIS ; 38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4 SLEEP_POWDER ; 36 MUD_SLAP ; 38 SYNTHESIS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5 SHADOW_CLAW ; 47 ROAR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0 SHADOW_CLAW ; 52 ROAR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PERISH_SONG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PERISH_SONG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6 FLARE_BLITZ ; 58 ROAR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0 ROAR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ROAR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ROAR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3 DRAGONBREATH ; 35 PERISH_SONG ; 38 AURORA_BEAM ; 40 IRON_TAIL ; 43 RAIN_DANCE ; 45 DRAGON_DANCE ; 47 HEADBUTT ; 49 ZEN_HEADBUTT ; 53 ICE_BEAM ; 57 HYDRO_PUMP ; 60 ZAP_CANNON ; 62 ROAR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58 ROAR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58 ROAR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58 ROAR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4 WHIRLWIND ; 46 FLAMETHROWER ; 48 ROAR ; 50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49 WHIRLWIND ; 51 FLAMETHROWER ; 52 EXTREMESPEED ; 53 ROAR ; 55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5 WHIRLWIND ; 47 ROOST ; 50 ICE_BEAM ; 52 AIR_SLASH ; 54 ICICLE_SPEAR ; 55 HAIL ; 58 AERIAL_ACE ; 61 BLIZZARD ; 64 ROAR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5 WHIRLWIND ; 47 ROOST ; 50 HEAT_WAVE ; 53 ZAP_CANNON ; 57 RAIN_DANCE ; 60 AIR_CUTTER ; 63 THUNDER ; 64 ROA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5 WHIRLWIND ; 47 ROOST ; 50 FIRE_SPIN ; 52 FLAMETHROWER ; 53 AIR_CUTTER ; 55 SUNNY_DAY ; 57 HEAT_WAVE ; 60 SOLARBEAM ; 63 FLARE_BLITZ ; 64 ROAR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4 DRAGON_DANCE ; 46 WHIRLWIND ; 48 IRON_TAIL ; 49 RAIN_DANCE ; 51 AQUA_JET ; 53 HYPER_BEAM ; 55 HURRICANE ; 56 STEEL_WING ; 57 ROOST ; 58 AIR_SLASH ; 59 HORN_DRILL ; 60 AIR_CUTTER ; 61 ZAP_CANNON ; 62 SUPERPOWER ; 63 FIRE_PUNCH ; 64 THUNDERPUNCH ; 65 ICE_PUNCH ; 66 ROCK_TOMB ; 67 HEAT_WAVE ; 68 ROAR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49 DRAGON_DANCE ; 51 WHIRLWIND ; 53 IRON_TAIL ; 54 RAIN_DANCE ; 56 AQUA_JET ; 58 HYPER_BEAM ; 60 HURRICANE ; 61 STEEL_WING ; 62 ROOST ; 63 AIR_SLASH ; 64 HORN_DRILL ; 65 AIR_CUTTER ; 66 ZAP_CANNON ; 67 SUPERPOWER ; 68 FIRE_PUNCH ; 69 THUNDERPUNCH ; 70 ICE_PUNCH ; 71 ROCK_TOMB ; 72 HEAT_WAVE ; 73 ROAR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office:value-type="string" calcext:value-type="string">
            <text:p>EV_ITEM, BERSERK_GENE, 1, MEWTWO</text:p>
          </table:table-cell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WHIRLWIND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, BODY_PRESS, GYRO_BALL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75 SUPERPOWER ; 80 HYPER_BEAM ; 85 ZAP_CANNON ; 90 METEOR_MASH ; 95 THUNDERPUNCH ; 100 DOUBLE_IRON_BAS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WHIRLWIND ; 63 ROAR ; 64 HAIL ; 66 RAIN_DANCE ; 68 SUNNY_DAY ; 70 AERIAL_ACE ; 72 SOLARBEAM ; 74 BLIZZARD ; 76 THUNDER ; 78 FLARE_BLITZ ; 80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18:27:33.27436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date>2026-04-26T19:43:35.369504100</dc:date>
    <meta:editing-duration>P49DT12H24M40S</meta:editing-duration>
    <meta:editing-cycles>510</meta:editing-cycles>
    <meta:document-statistic meta:table-count="2" meta:cell-count="5451" meta:object-count="0"/>
  </office:meta>
</office:document-meta>
</file>